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list-style-name="L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onfiguración inicial: 1. Crea el repositorio en GitHub. 2. Inicializa el repositorio en tu máquina local. 3. Genera un archivo README.md con tu nombre, tus apellidos y tu clase y puesto. 4. Lleva esos cambios a la rama principal (main, master o principal). • Desarrollo inicial: 5. Crea una rama llamada "feature-inicial". 6. Agrega los archivos index.html, style.css y script.js de los archivos del examen. 7. Realiza al menos dos commits más en esta rama, agregando un contenedor con una lista de las respuestas a las preguntas tipo test donde el contenido principal (una etiqueta </text:p>
      <text:list xml:id="list922618556" text:style-name="L1">
        <text:list-header>
          <text:p text:style-name="Text_20_body">con las ocho respuestas en etiquetas </text:p>
        </text:list-header>
        <text:list-item>
          <text:p text:style-name="Text_20_body">) y una etiqueta </text:p>
          <text:p text:style-name="Text_20_body">que explique qué significa lo que acabas de introducir. • Desarrollo de funcionalidades: 8. Crea una nueva rama llamada "feature-header". 9. Agrega un encabezado al archivo index.html. 10.Realiza un commit con los cambios. 11.Fusiona la rama "feature-header" con la rama "feature-inicial". Entornos de Desarrollo – Examen 2ª Evaluación Página 2 de 4 https://site.educa.madrid.org/ies.villablanca.madrid/ 12.Crea otra rama llamada "feature-footer". 13.Agrega un pie de página al archivo index.html. 14.Realiza un commit con los cambios. 15.Agrega a dicho pie de página más información de contacto, como por ejemplo, el número de teléfono +34654456654. 16.Realiza un commit con los cambios y llévalos a la rama remota. 17.Fusiona la rama "feature-footer" con la rama "feature-inicial". • Solución de conflictos: 18.Crea una nueva rama llamada "feature-conflictos" a partir de “featureinicial”. 19.Modifica desde VS Code el archivo style.css con el contenido del archivo “estilos_cambiar.txt” en la rama "feature-conflictos". Haz commit. 20.Modifica desde la web el archivo index.html con el contenido del archivo “etiquetas_pegar.txt” en la rama "feature-conflictos". Haz commit. 21.Intenta fusionar "feature-conflictos" en "feature-inicial" y observa cómo se generan conflictos. • Resolución de conflictos: 22.Abre los archivos index.html y style.css desde Visual Studio Code y resuelve manualmente los conflictos, dejando claro en cada momento qué estás manteniendo. 23.Realiza un commit para confirmar la resolución de conflictos. 24.Fusiona "feature-conflictos" nuevamente en "feature-footer". • Creación de una Pull Request: 25.Crea una nueva rama llamada "feature-final". 26.Fusiona las ramas "feature-footer" y "feature-header" en "feature-final". Comprueba si se genera algún conflicto y explica por qué. 27.Abre una pull request para fusionar "feature-final" en tu rama principal. 28.Revisa y aprueba el pull request, indicando el procedimiento. Entornos de Desarrollo – Examen 2ª Evaluación Página 3 de 4 https://site.educa.madrid.org/ies.villablanca.madrid/ 1. Para enviar cambios locales a un repositorio remoto, ¿cuál es el comando correcto? a. git upload b. git commit c. git push d. git sync 2. ¿Cuál es el propósito del comando "git pull"? a. Subir cambios al repositorio remoto b. Fusionar cambios de una rama a otra c. Descargar y fusionar cambios del repositorio remoto d. Crear una nueva rama 3. ¿Qué comando se utiliza para descargar un repositorio remoto en tu máquina local? a. git init b. git clone c. git pull d. git push 4. ¿Cómo puedes verificar los cambios realizados en una solicitud de extracción (pull request) en GitHub web? a. Revisando el historial de confirmaciones en la interfaz web de GitHub b. Clonando la rama y revisando localmente c. Utilizando el comando "git diff" en la terminal d. No es posible verificar los cambios en una solicitud de extracción Entornos de Desarrollo – Examen 2ª Evaluación Página 4 de 4 https://site.educa.madrid.org/ies.villablanca.madrid/ 5. Si deseas fusionar una rama específica con la rama principal pero quieres mantener un historial de commits limpio, ¿cuál es el mejor enfoque? a. Utilizar git push origin principal --force para sobrescribir la rama principal con la rama secundaria b. Hacer una fusión <text:soft-page-break/>agregando al comando git merge el modificador -- squash c. Eliminar la rama principal y crear una nueva desde la secundaria d. No es posible mantener un historial de confirmaciones limpio al fusionar ramas 6. Después de resolver manualmente los conflictos entre dos ramas con un conflicto de fusión, ¿cuál es el siguiente paso para completar la fusión en Git? a. git abort para cancelar la fusión. b. git continue para continuar con la fusión. c. git push para aplicar los cambios resueltos. d. git commit para finalizar la fusión con los cambios resueltos. 7. ¿Cuál es la función principal de la pestaña "Source Control" en Visual Studio Code cuando trabajas con Git? a. Crear nuevas ramas en el repositorio. b. Visualizar y gestionar cambios en el código fuente. c. Ejecutar comandos de Git. d. Administrar extensiones de Visual Studio Code. 8. ¿Es posible instalar y utilizar Git en sistemas operativos Windows? a. No, Git solo es compatible con sistemas basados en Unix. b. Sí, Git es compatible con Windows y puede instalarse y utilizarse desde la línea de comandos. c. Solo es posible utilizar Git en Windows a través de máquinas virtuales. d. Git solo funciona en Windows si se ejecuta como administrador.</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6T15:48:25.203461581</dc:date>
    <meta:editing-duration>PT1M35S</meta:editing-duration>
    <meta:editing-cycles>1</meta:editing-cycles>
    <meta:document-statistic meta:table-count="0" meta:image-count="0" meta:object-count="0" meta:page-count="2" meta:paragraph-count="4" meta:word-count="788" meta:character-count="5131" meta:non-whitespace-character-count="4345"/>
    <meta:generator>LibreOffice/7.3.7.2$Linux_X86_64 LibreOffice_project/30$Build-2</meta:generator>
  </office:meta>
</office:document-meta>
</file>